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2" style:family="paragraph" style:parent-style-name="Standard">
      <style:text-properties fo:language="en" fo:country="US" style:text-underline-style="solid" style:text-underline-width="auto" style:text-underline-color="font-color" fo:font-weight="normal" officeooo:paragraph-rsid="006107cc" style:language-asian="zh" style:country-asian="CN" style:font-weight-asian="normal" style:font-weight-complex="normal"/>
    </style:style>
    <style:style style:name="P3" style:family="paragraph" style:parent-style-name="Standard">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4" style:family="paragraph" style:parent-style-name="Standard">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5" style:family="paragraph" style:parent-style-name="Standard">
      <style:text-properties fo:language="en" fo:country="US" style:text-underline-style="solid" style:text-underline-width="auto" style:text-underline-color="font-color" fo:font-weight="normal" officeooo:paragraph-rsid="0064463e" style:language-asian="zh" style:country-asian="CN" style:font-weight-asian="normal" style:font-weight-complex="normal"/>
    </style:style>
    <style:style style:name="P6" style:family="paragraph" style:parent-style-name="Standard">
      <style:text-properties fo:language="en" fo:country="US" style:text-underline-style="solid" style:text-underline-width="auto" style:text-underline-color="font-color" fo:font-weight="normal" officeooo:rsid="0066fd75" officeooo:paragraph-rsid="0066fd75" fo:background-color="#ffffff" style:language-asian="zh" style:country-asian="CN" style:font-weight-asian="normal" style:font-weight-complex="normal"/>
    </style:style>
    <style:style style:name="P7" style:family="paragraph" style:parent-style-name="Standard">
      <style:text-properties fo:language="en" fo:country="US" officeooo:rsid="0065d240" officeooo:paragraph-rsid="0065d240" fo:background-color="#ffffff" style:language-asian="zh" style:country-asian="CN"/>
    </style:style>
    <style:style style:name="P8" style:family="paragraph" style:parent-style-name="Standard">
      <style:text-properties fo:language="en" fo:country="US" officeooo:rsid="0066fd75" officeooo:paragraph-rsid="0066fd75" fo:background-color="#ffffff" style:language-asian="zh" style:country-asian="CN"/>
    </style:style>
    <style:style style:name="P9" style:family="paragraph" style:parent-style-name="Standard">
      <style:text-properties fo:language="en" fo:country="US" officeooo:rsid="0064463e" officeooo:paragraph-rsid="0064463e" fo:background-color="#ffffff" style:language-asian="zh" style:country-asian="CN"/>
    </style:style>
    <style:style style:name="P10" style:family="paragraph" style:parent-style-name="Standard">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11" style:family="paragraph" style:parent-style-name="Standard">
      <style:text-properties fo:language="en" fo:country="US" style:text-underline-style="none" fo:font-weight="normal" officeooo:rsid="00732b7b" officeooo:paragraph-rsid="006f398f" fo:background-color="#ffffff" style:language-asian="zh" style:country-asian="CN" style:font-weight-asian="normal" style:font-weight-complex="normal"/>
    </style:style>
    <style:style style:name="P12" style:family="paragraph" style:parent-style-name="Standard">
      <style:text-properties fo:font-size="12pt" fo:language="en" fo:country="US" style:text-underline-style="none" fo:font-weight="normal" style:font-size-asian="12pt" style:language-asian="zh" style:country-asian="CN" style:font-weight-asian="normal"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autospace="none"/>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Arial" fo:font-size="10pt" style:font-name-asian="Monospace" style:font-size-asian="10pt" style:font-name-complex="Monospace" style:font-size-complex="10pt"/>
    </style:style>
    <style:style style:name="P15" style:family="paragraph" style:parent-style-name="Standard" style:list-style-name="L1">
      <style:text-properties fo:font-size="12pt" fo:language="de" fo:country="DE" style:text-underline-style="none" fo:font-weight="normal" style:font-size-asian="12pt" style:language-asian="zh" style:country-asian="CN" style:font-weight-asian="normal" style:font-size-complex="12pt" style:font-weight-complex="normal"/>
    </style:style>
    <style:style style:name="P16" style:family="paragraph" style:parent-style-name="Standard" style:list-style-name="L3">
      <style:text-properties fo:font-size="12pt" fo:language="en" fo:country="US" style:text-underline-style="none" fo:font-weight="normal" officeooo:rsid="007d17a2" officeooo:paragraph-rsid="007d17a2" style:font-size-asian="12pt" style:language-asian="zh" style:country-asian="CN" style:font-weight-asian="normal" style:font-size-complex="12pt" style:font-weight-complex="normal"/>
    </style:style>
    <style:style style:name="P17" style:family="paragraph" style:parent-style-name="Standard" style:list-style-name="L7">
      <style:text-properties fo:font-size="12pt" fo:language="en" fo:country="US" style:text-underline-style="none" fo:font-weight="normal" officeooo:paragraph-rsid="007d17a2" style:font-size-asian="12pt" style:language-asian="zh" style:country-asian="CN" style:font-weight-asian="normal" style:font-size-complex="12pt" style:font-weight-complex="normal"/>
    </style:style>
    <style:style style:name="P18" style:family="paragraph" style:parent-style-name="Standard" style:list-style-name="L7">
      <style:text-properties fo:font-size="12pt" fo:language="en" fo:country="US" style:text-underline-style="none" fo:font-weight="normal" officeooo:rsid="00732b7b" officeooo:paragraph-rsid="007d17a2" fo:background-color="#ffffff" style:font-size-asian="12pt" style:language-asian="zh" style:country-asian="CN" style:font-weight-asian="normal" style:font-size-complex="12pt" style:font-weight-complex="normal"/>
    </style:style>
    <style:style style:name="P19" style:family="paragraph" style:parent-style-name="Standard" style:list-style-name="L2">
      <style:text-properties officeooo:paragraph-rsid="0090c14c"/>
    </style:style>
    <style:style style:name="P20" style:family="paragraph" style:parent-style-name="Standard" style:list-style-name="L2">
      <style:text-properties officeooo:paragraph-rsid="006713cd"/>
    </style:style>
    <style:style style:name="P21" style:family="paragraph" style:parent-style-name="Standard" style:list-style-name="L2">
      <style:text-properties officeooo:paragraph-rsid="00998937"/>
    </style:style>
    <style:style style:name="P22" style:family="paragraph" style:parent-style-name="Standard" style:list-style-name="L2">
      <style:text-properties officeooo:paragraph-rsid="0096cf83"/>
    </style:style>
    <style:style style:name="P23" style:family="paragraph" style:parent-style-name="Standard" style:list-style-name="L2">
      <style:text-properties officeooo:paragraph-rsid="00a346f0"/>
    </style:style>
    <style:style style:name="P24" style:family="paragraph" style:parent-style-name="Standard" style:list-style-name="L2">
      <style:text-properties officeooo:paragraph-rsid="00a3d729"/>
    </style:style>
    <style:style style:name="P25" style:family="paragraph" style:parent-style-name="Standard" style:list-style-name="L2">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26" style:family="paragraph" style:parent-style-name="Standard" style:list-style-name="L2">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27" style:family="paragraph" style:parent-style-name="Standard" style:list-style-name="L2">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28" style:family="paragraph" style:parent-style-name="Standard" style:list-style-name="L2">
      <style:text-properties fo:language="en" fo:country="US" style:text-underline-style="solid" style:text-underline-width="auto" style:text-underline-color="font-color" fo:font-weight="normal" officeooo:rsid="00908c3e" officeooo:paragraph-rsid="00908c3e" style:language-asian="zh" style:country-asian="CN" style:font-weight-asian="normal" style:font-weight-complex="normal"/>
    </style:style>
    <style:style style:name="P29" style:family="paragraph" style:parent-style-name="Standard">
      <style:text-properties fo:language="en" fo:country="US" style:text-underline-style="solid" style:text-underline-width="auto" style:text-underline-color="font-color" fo:font-weight="normal" officeooo:rsid="0066fd75" officeooo:paragraph-rsid="00908c3e" fo:background-color="#ffffff" style:language-asian="zh" style:country-asian="CN" style:font-weight-asian="normal" style:font-weight-complex="normal"/>
    </style:style>
    <style:style style:name="P30" style:family="paragraph" style:parent-style-name="Standard" style:list-style-name="L2">
      <style:text-properties fo:language="en" fo:country="US" style:text-underline-style="solid" style:text-underline-width="auto" style:text-underline-color="font-color" fo:font-weight="normal" officeooo:rsid="0066fd75" officeooo:paragraph-rsid="007ab3d1" fo:background-color="#ffffff" style:language-asian="zh" style:country-asian="CN" style:font-weight-asian="normal" style:font-weight-complex="normal"/>
    </style:style>
    <style:style style:name="P31" style:family="paragraph" style:parent-style-name="Standard">
      <style:text-properties fo:language="en" fo:country="US" style:text-underline-style="solid" style:text-underline-width="auto" style:text-underline-color="font-color" fo:font-weight="normal" officeooo:rsid="0066fd75" officeooo:paragraph-rsid="0066fd75" fo:background-color="#ffffff" style:language-asian="zh" style:country-asian="CN" style:font-weight-asian="normal" style:font-weight-complex="normal"/>
    </style:style>
    <style:style style:name="P32" style:family="paragraph" style:parent-style-name="Standard" style:list-style-name="L2">
      <style:text-properties fo:language="en" fo:country="US" style:text-underline-style="solid" style:text-underline-width="auto" style:text-underline-color="font-color" fo:font-weight="normal" officeooo:rsid="007ab3d1" officeooo:paragraph-rsid="00a7b7d7" fo:background-color="#ffffff" style:language-asian="zh" style:country-asian="CN" style:font-weight-asian="normal" style:font-weight-complex="normal"/>
    </style:style>
    <style:style style:name="P33" style:family="paragraph" style:parent-style-name="Standard" style:list-style-name="L2">
      <style:text-properties fo:language="en" fo:country="US" style:text-underline-style="solid" style:text-underline-width="auto" style:text-underline-color="font-color" style:language-asian="zh" style:country-asian="CN"/>
    </style:style>
    <style:style style:name="P34" style:family="paragraph" style:parent-style-name="Standard" style:list-style-name="L4">
      <style:text-properties fo:language="en" fo:country="US" style:language-asian="zh" style:country-asian="CN"/>
    </style:style>
    <style:style style:name="P35" style:family="paragraph" style:parent-style-name="Standard" style:list-style-name="L4">
      <style:text-properties fo:language="en" fo:country="US" officeooo:rsid="008215e1" officeooo:paragraph-rsid="008215e1" style:language-asian="zh" style:country-asian="CN"/>
    </style:style>
    <style:style style:name="P36" style:family="paragraph" style:parent-style-name="Standard" style:list-style-name="L4">
      <style:text-properties fo:language="en" fo:country="US" officeooo:rsid="00609591" officeooo:paragraph-rsid="00609591" style:language-asian="zh" style:country-asian="CN"/>
    </style:style>
    <style:style style:name="P37" style:family="paragraph" style:parent-style-name="Standard" style:list-style-name="L4">
      <style:text-properties fo:language="en" fo:country="US" officeooo:rsid="007cfdf2" officeooo:paragraph-rsid="007cfdf2" style:language-asian="zh" style:country-asian="CN"/>
    </style:style>
    <style:style style:name="P38" style:family="paragraph" style:parent-style-name="Standard" style:list-style-name="L7">
      <style:text-properties fo:language="en" fo:country="US" officeooo:paragraph-rsid="00705589" style:language-asian="zh" style:country-asian="CN"/>
    </style:style>
    <style:style style:name="P39" style:family="paragraph" style:parent-style-name="Standard" style:list-style-name="L7">
      <style:text-properties fo:language="en" fo:country="US" officeooo:paragraph-rsid="0066fd75" style:language-asian="zh" style:country-asian="CN"/>
    </style:style>
    <style:style style:name="P40" style:family="paragraph" style:parent-style-name="Standard" style:list-style-name="L7">
      <style:text-properties fo:language="en" fo:country="US" officeooo:paragraph-rsid="009fd3c9" style:language-asian="zh" style:country-asian="CN"/>
    </style:style>
    <style:style style:name="P41" style:family="paragraph" style:parent-style-name="Standard" style:list-style-name="L6">
      <style:text-properties fo:language="en" fo:country="US" officeooo:rsid="0064463e" officeooo:paragraph-rsid="00884fce" fo:background-color="#ffffff" style:language-asian="zh" style:country-asian="CN"/>
    </style:style>
    <style:style style:name="P42" style:family="paragraph" style:parent-style-name="Standard" style:list-style-name="L6">
      <style:text-properties fo:language="en" fo:country="US" officeooo:rsid="0064463e" officeooo:paragraph-rsid="0088f60b" fo:background-color="#ffffff" style:language-asian="zh" style:country-asian="CN"/>
    </style:style>
    <style:style style:name="P43" style:family="paragraph" style:parent-style-name="Standard" style:list-style-name="L6">
      <style:text-properties fo:language="en" fo:country="US" officeooo:rsid="0064463e" officeooo:paragraph-rsid="008ba0d3" fo:background-color="#ffffff" style:language-asian="zh" style:country-asian="CN"/>
    </style:style>
    <style:style style:name="P44" style:family="paragraph" style:parent-style-name="Standard" style:list-style-name="L5">
      <style:text-properties fo:language="en" fo:country="US" officeooo:rsid="008215e1" officeooo:paragraph-rsid="008215e1" fo:background-color="#ffffff" style:language-asian="zh" style:country-asian="CN"/>
    </style:style>
    <style:style style:name="P45" style:family="paragraph" style:parent-style-name="Standard" style:list-style-name="L6">
      <style:text-properties fo:language="en" fo:country="US" officeooo:rsid="008c34e8" officeooo:paragraph-rsid="008c34e8" fo:background-color="#ffffff" style:language-asian="zh" style:country-asian="CN"/>
    </style:style>
    <style:style style:name="P46" style:family="paragraph" style:parent-style-name="Standard" style:list-style-name="L6">
      <style:text-properties fo:language="en" fo:country="US" officeooo:rsid="0083b977" officeooo:paragraph-rsid="008ba0d3" fo:background-color="#ffffff" style:language-asian="zh" style:country-asian="CN"/>
    </style:style>
    <style:style style:name="P47" style:family="paragraph" style:parent-style-name="Standard" style:list-style-name="L7">
      <style:text-properties fo:language="en" fo:country="US" officeooo:rsid="0065d240" officeooo:paragraph-rsid="00732b7b" fo:background-color="#ffffff" style:language-asian="zh" style:country-asian="CN"/>
    </style:style>
    <style:style style:name="P48" style:family="paragraph" style:parent-style-name="Standard" style:list-style-name="L7">
      <style:text-properties fo:language="en" fo:country="US" officeooo:rsid="0065d240" officeooo:paragraph-rsid="00a16f1b" fo:background-color="#ffffff" style:language-asian="zh" style:country-asian="CN"/>
    </style:style>
    <style:style style:name="P49" style:family="paragraph" style:parent-style-name="Standard" style:list-style-name="L7">
      <style:text-properties fo:language="en" fo:country="US" officeooo:rsid="00669c38" officeooo:paragraph-rsid="00669c38" fo:background-color="#ffffff" style:language-asian="zh" style:country-asian="CN"/>
    </style:style>
    <style:style style:name="P50" style:family="paragraph" style:parent-style-name="Standard" style:list-style-name="L7">
      <style:text-properties fo:language="en" fo:country="US" officeooo:rsid="006c2d71" officeooo:paragraph-rsid="0075be7f" fo:background-color="#ffffff" style:language-asian="zh" style:country-asian="CN"/>
    </style:style>
    <style:style style:name="P51" style:family="paragraph" style:parent-style-name="Standard" style:list-style-name="L7">
      <style:text-properties fo:language="en" fo:country="US" officeooo:rsid="006c78f5" officeooo:paragraph-rsid="0075be7f" fo:background-color="#ffffff" style:language-asian="zh" style:country-asian="CN"/>
    </style:style>
    <style:style style:name="P52" style:family="paragraph" style:parent-style-name="Standard" style:list-style-name="L7">
      <style:text-properties fo:language="en" fo:country="US" officeooo:rsid="0066fd75" officeooo:paragraph-rsid="0066fd75" fo:background-color="#ffffff" style:language-asian="zh" style:country-asian="CN"/>
    </style:style>
    <style:style style:name="P53" style:family="paragraph" style:parent-style-name="Standard" style:list-style-name="L2">
      <style:text-properties fo:language="en" fo:country="US" style:text-underline-style="none" fo:font-weight="normal" officeooo:rsid="0066fd75" officeooo:paragraph-rsid="007ab3d1" fo:background-color="#ffffff" style:language-asian="zh" style:country-asian="CN" style:font-weight-asian="normal" style:font-weight-complex="normal"/>
    </style:style>
    <style:style style:name="P54" style:family="paragraph" style:parent-style-name="Standard" style:list-style-name="L7">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55" style:family="paragraph" style:parent-style-name="Standard" style:list-style-name="L7">
      <style:text-properties fo:language="en" fo:country="US" style:text-underline-style="none" fo:font-weight="normal" officeooo:rsid="0066fd75" officeooo:paragraph-rsid="00a9dccf" fo:background-color="#ffffff" style:language-asian="zh" style:country-asian="CN" style:font-weight-asian="normal" style:font-weight-complex="normal"/>
    </style:style>
    <style:style style:name="P56" style:family="paragraph" style:parent-style-name="Standard" style:list-style-name="L7">
      <style:text-properties fo:language="en" fo:country="US" style:text-underline-style="none" fo:font-weight="normal" officeooo:rsid="0066fd75" officeooo:paragraph-rsid="00aa9cce" fo:background-color="#ffffff" style:language-asian="zh" style:country-asian="CN" style:font-weight-asian="normal" style:font-weight-complex="normal"/>
    </style:style>
    <style:style style:name="P57" style:family="paragraph" style:parent-style-name="Standard" style:list-style-name="L7">
      <style:text-properties fo:language="en" fo:country="US" style:text-underline-style="none" fo:font-weight="normal" officeooo:rsid="00785388" officeooo:paragraph-rsid="00785388" fo:background-color="#ffffff" style:language-asian="zh" style:country-asian="CN" style:font-weight-asian="normal" style:font-weight-complex="normal"/>
    </style:style>
    <style:style style:name="P58" style:family="paragraph" style:parent-style-name="Standard" style:list-style-name="L7">
      <style:text-properties fo:language="en" fo:country="US" style:text-underline-style="none" fo:font-weight="normal" officeooo:rsid="006db1af" officeooo:paragraph-rsid="0075be7f" fo:background-color="#ffffff" style:language-asian="zh" style:country-asian="CN" style:font-weight-asian="normal" style:font-weight-complex="normal"/>
    </style:style>
    <style:style style:name="P59" style:family="paragraph" style:parent-style-name="Standard" style:list-style-name="L7">
      <style:text-properties fo:language="en" fo:country="US" style:text-underline-style="none" fo:font-weight="normal" officeooo:rsid="00669c38" officeooo:paragraph-rsid="006f398f" fo:background-color="#ffffff" style:language-asian="zh" style:country-asian="CN" style:font-weight-asian="normal" style:font-weight-complex="normal"/>
    </style:style>
    <style:style style:name="P60" style:family="paragraph" style:parent-style-name="Standard" style:list-style-name="L7">
      <style:text-properties fo:language="en" fo:country="US" style:text-underline-style="none" fo:font-weight="normal" officeooo:rsid="00669c38" officeooo:paragraph-rsid="00732b7b" fo:background-color="#ffffff" style:language-asian="zh" style:country-asian="CN" style:font-weight-asian="normal" style:font-weight-complex="normal"/>
    </style:style>
    <style:style style:name="P61" style:family="paragraph" style:parent-style-name="Standard" style:list-style-name="L4">
      <style:text-properties officeooo:paragraph-rsid="005d6b7c"/>
    </style:style>
    <style:style style:name="P62" style:family="paragraph" style:parent-style-name="Standard" style:list-style-name="L5">
      <style:text-properties officeooo:paragraph-rsid="00854b9d"/>
    </style:style>
    <style:style style:name="P63" style:family="paragraph" style:parent-style-name="Standard" style:list-style-name="L5">
      <style:text-properties officeooo:paragraph-rsid="00a7b7d7"/>
    </style:style>
    <style:style style:name="P64" style:family="paragraph" style:parent-style-name="Standard" style:list-style-name="L6">
      <style:text-properties style:font-name="Arial" fo:font-size="10pt" fo:language="en" fo:country="US" officeooo:rsid="0064463e" officeooo:paragraph-rsid="008c34e8" fo:background-color="#ffffff" style:font-size-asian="10pt" style:language-asian="zh" style:country-asian="CN" style:font-size-complex="10pt"/>
    </style:style>
    <style:style style:name="P65" style:family="paragraph" style:parent-style-name="Standard" style:list-style-name="L7">
      <style:text-properties officeooo:paragraph-rsid="00732b7b"/>
    </style:style>
    <style:style style:name="T1" style:family="text">
      <style:text-properties fo:language="en" fo:country="US" officeooo:rsid="0064463e" fo:background-color="#ffffff" style:language-asian="zh" style:country-asian="CN"/>
    </style:style>
    <style:style style:name="T2" style:family="text">
      <style:text-properties fo:language="en" fo:country="US" officeooo:rsid="0065d240" fo:background-color="#ffffff" style:language-asian="zh" style:country-asian="CN"/>
    </style:style>
    <style:style style:name="T3" style:family="text">
      <style:text-properties fo:language="en" fo:country="US" officeooo:rsid="006713cd" fo:background-color="#ffffff" style:language-asian="zh" style:country-asian="CN"/>
    </style:style>
    <style:style style:name="T4" style:family="text">
      <style:text-properties fo:language="en" fo:country="US" officeooo:rsid="006a21a9" fo:background-color="#ffffff" style:language-asian="zh" style:country-asian="CN"/>
    </style:style>
    <style:style style:name="T5" style:family="text">
      <style:text-properties fo:language="en" fo:country="US" officeooo:rsid="00732b7b" fo:background-color="#ffffff" style:language-asian="zh" style:country-asian="CN"/>
    </style:style>
    <style:style style:name="T6" style:family="text">
      <style:text-properties fo:language="en" fo:country="US" officeooo:rsid="008ba0d3" fo:background-color="#ffffff" style:language-asian="zh" style:country-asian="CN"/>
    </style:style>
    <style:style style:name="T7" style:family="text">
      <style:text-properties fo:language="en" fo:country="US" officeooo:rsid="0066fd75" fo:background-color="#ffffff" style:language-asian="zh" style:country-asian="CN"/>
    </style:style>
    <style:style style:name="T8" style:family="text">
      <style:text-properties fo:language="en" fo:country="US" officeooo:rsid="0090c14c" fo:background-color="#ffffff" style:language-asian="zh" style:country-asian="CN"/>
    </style:style>
    <style:style style:name="T9" style:family="text">
      <style:text-properties fo:language="en" fo:country="US" officeooo:rsid="00927d4f" fo:background-color="#ffffff" style:language-asian="zh" style:country-asian="CN"/>
    </style:style>
    <style:style style:name="T10" style:family="text">
      <style:text-properties fo:language="en" fo:country="US" officeooo:rsid="0093d57c" fo:background-color="#ffffff" style:language-asian="zh" style:country-asian="CN"/>
    </style:style>
    <style:style style:name="T11" style:family="text">
      <style:text-properties fo:language="en" fo:country="US" officeooo:rsid="009520a0" fo:background-color="#ffffff" style:language-asian="zh" style:country-asian="CN"/>
    </style:style>
    <style:style style:name="T12" style:family="text">
      <style:text-properties fo:language="en" fo:country="US" officeooo:rsid="0096cf83" fo:background-color="#ffffff" style:language-asian="zh" style:country-asian="CN"/>
    </style:style>
    <style:style style:name="T13" style:family="text">
      <style:text-properties fo:language="en" fo:country="US" officeooo:rsid="009733c8" fo:background-color="#ffffff" style:language-asian="zh" style:country-asian="CN"/>
    </style:style>
    <style:style style:name="T14" style:family="text">
      <style:text-properties fo:language="en" fo:country="US" officeooo:rsid="00992f1e" fo:background-color="#ffffff" style:language-asian="zh" style:country-asian="CN"/>
    </style:style>
    <style:style style:name="T15" style:family="text">
      <style:text-properties fo:language="en" fo:country="US" officeooo:rsid="00998937" fo:background-color="#ffffff" style:language-asian="zh" style:country-asian="CN"/>
    </style:style>
    <style:style style:name="T16" style:family="text">
      <style:text-properties fo:language="en" fo:country="US" officeooo:rsid="0099bc4b" fo:background-color="#ffffff" style:language-asian="zh" style:country-asian="CN"/>
    </style:style>
    <style:style style:name="T17" style:family="text">
      <style:text-properties fo:language="en" fo:country="US" officeooo:rsid="009b87b8" fo:background-color="#ffffff" style:language-asian="zh" style:country-asian="CN"/>
    </style:style>
    <style:style style:name="T18" style:family="text">
      <style:text-properties fo:language="en" fo:country="US" officeooo:rsid="009cf6f3" fo:background-color="#ffffff" style:language-asian="zh" style:country-asian="CN"/>
    </style:style>
    <style:style style:name="T19" style:family="text">
      <style:text-properties fo:language="en" fo:country="US" officeooo:rsid="009dd67c" fo:background-color="#ffffff" style:language-asian="zh" style:country-asian="CN"/>
    </style:style>
    <style:style style:name="T20" style:family="text">
      <style:text-properties fo:language="en" fo:country="US" officeooo:rsid="009eda84" fo:background-color="#ffffff" style:language-asian="zh" style:country-asian="CN"/>
    </style:style>
    <style:style style:name="T21" style:family="text">
      <style:text-properties fo:language="en" fo:country="US" officeooo:rsid="00a7b7d7" fo:background-color="#ffffff" style:language-asian="zh" style:country-asian="CN"/>
    </style:style>
    <style:style style:name="T22" style:family="text">
      <style:text-properties fo:language="en" fo:country="US" officeooo:rsid="00a80175" fo:background-color="#ffffff" style:language-asian="zh" style:country-asian="CN"/>
    </style:style>
    <style:style style:name="T23" style:family="text">
      <style:text-properties fo:language="en" fo:country="US" officeooo:rsid="00a9184b" fo:background-color="#ffffff" style:language-asian="zh" style:country-asian="CN"/>
    </style:style>
    <style:style style:name="T24" style:family="text">
      <style:text-properties fo:language="en" fo:country="US" style:text-underline-style="none" fo:font-weight="normal" officeooo:rsid="0066fd75" fo:background-color="#ffffff" style:language-asian="zh" style:country-asian="CN" style:font-weight-asian="normal" style:font-weight-complex="normal"/>
    </style:style>
    <style:style style:name="T25" style:family="text">
      <style:text-properties fo:language="en" fo:country="US" style:text-underline-style="none" fo:font-weight="normal" officeooo:rsid="00a346f0" fo:background-color="#ffffff" style:language-asian="zh" style:country-asian="CN" style:font-weight-asian="normal" style:font-weight-complex="normal"/>
    </style:style>
    <style:style style:name="T26" style:family="text">
      <style:text-properties fo:language="en" fo:country="US" style:text-underline-style="none" fo:font-weight="normal" officeooo:rsid="00a3d729" fo:background-color="#ffffff" style:language-asian="zh" style:country-asian="CN" style:font-weight-asian="normal" style:font-weight-complex="normal"/>
    </style:style>
    <style:style style:name="T27" style:family="text">
      <style:text-properties fo:language="en" fo:country="US" style:text-underline-style="none" fo:font-weight="normal" officeooo:rsid="00a53087" fo:background-color="#ffffff" style:language-asian="zh" style:country-asian="CN" style:font-weight-asian="normal" style:font-weight-complex="normal"/>
    </style:style>
    <style:style style:name="T28" style:family="text">
      <style:text-properties fo:language="en" fo:country="US" style:text-underline-style="none" fo:font-weight="normal" officeooo:rsid="00a6d6e3" fo:background-color="#ffffff" style:language-asian="zh" style:country-asian="CN" style:font-weight-asian="normal" style:font-weight-complex="normal"/>
    </style:style>
    <style:style style:name="T29" style:family="text">
      <style:text-properties officeooo:rsid="0065d240" fo:background-color="#ffffff"/>
    </style:style>
    <style:style style:name="T30" style:family="text">
      <style:text-properties officeooo:rsid="00669c38" fo:background-color="#ffffff"/>
    </style:style>
    <style:style style:name="T31" style:family="text">
      <style:text-properties officeooo:rsid="0066fd75" fo:background-color="#ffffff"/>
    </style:style>
    <style:style style:name="T32" style:family="text">
      <style:text-properties officeooo:rsid="006dffb7" fo:background-color="#ffffff"/>
    </style:style>
    <style:style style:name="T33" style:family="text">
      <style:text-properties officeooo:rsid="006f398f" fo:background-color="#ffffff"/>
    </style:style>
    <style:style style:name="T34" style:family="text">
      <style:text-properties officeooo:rsid="00705589" fo:background-color="#ffffff"/>
    </style:style>
    <style:style style:name="T35" style:family="text">
      <style:text-properties officeooo:rsid="0074e954" fo:background-color="#ffffff"/>
    </style:style>
    <style:style style:name="T36" style:family="text">
      <style:text-properties officeooo:rsid="009fd3c9" fo:background-color="#ffffff"/>
    </style:style>
    <style:style style:name="T37" style:family="text">
      <style:text-properties officeooo:rsid="0003b749"/>
    </style:style>
    <style:style style:name="T38" style:family="text">
      <style:text-properties officeooo:rsid="005aed3e"/>
    </style:style>
    <style:style style:name="T39" style:family="text">
      <style:text-properties officeooo:rsid="005be5c4"/>
    </style:style>
    <style:style style:name="T40" style:family="text">
      <style:text-properties officeooo:rsid="005d6b7c"/>
    </style:style>
    <style:style style:name="T41" style:family="text">
      <style:text-properties fo:font-size="12pt" fo:language="en" fo:country="US" style:text-underline-style="none" fo:font-weight="normal" officeooo:rsid="00609591" style:font-size-asian="12pt" style:language-asian="zh" style:country-asian="CN" style:font-weight-asian="normal" style:font-size-complex="12pt" style:font-weight-complex="normal"/>
    </style:style>
    <style:style style:name="T42" style:family="text">
      <style:text-properties officeooo:rsid="005eba01"/>
    </style:style>
    <style:style style:name="T43" style:family="text">
      <style:text-properties officeooo:rsid="00609591"/>
    </style:style>
    <style:style style:name="T44" style:family="text">
      <style:text-properties officeooo:rsid="006f398f"/>
    </style:style>
    <style:style style:name="T45" style:family="text">
      <style:text-properties officeooo:rsid="00705589"/>
    </style:style>
    <style:style style:name="T46" style:family="text">
      <style:text-properties officeooo:rsid="0072f0c4"/>
    </style:style>
    <style:style style:name="T47" style:family="text">
      <style:text-properties officeooo:rsid="00732b7b"/>
    </style:style>
    <style:style style:name="T48" style:family="text">
      <style:text-properties officeooo:rsid="0065d240"/>
    </style:style>
    <style:style style:name="T49" style:family="text">
      <style:text-properties officeooo:rsid="00884fce"/>
    </style:style>
    <style:style style:name="T50" style:family="text">
      <style:text-properties officeooo:rsid="0088f60b"/>
    </style:style>
    <style:style style:name="T51" style:family="text">
      <style:text-properties officeooo:rsid="008aa5bf"/>
    </style:style>
    <style:style style:name="T52" style:family="text">
      <style:text-properties officeooo:rsid="008ba0d3"/>
    </style:style>
    <style:style style:name="T53" style:family="text">
      <style:text-properties fo:color="#131312"/>
    </style:style>
    <style:style style:name="T54" style:family="text">
      <style:text-properties fo:color="#131312" officeooo:rsid="008c34e8" style:font-name-asian="Monospace" style:font-name-complex="Monospace"/>
    </style:style>
    <style:style style:name="T55" style:family="text">
      <style:text-properties fo:color="#8000ff" fo:font-weight="bold" style:font-weight-asian="bold" style:font-weight-complex="bold"/>
    </style:style>
    <style:style style:name="T56" style:family="text">
      <style:text-properties fo:color="#8000ff" fo:font-weight="bold" officeooo:rsid="008c34e8" style:font-name-asian="Monospace" style:font-weight-asian="bold" style:font-name-complex="Monospace" style:font-weight-complex="bold"/>
    </style:style>
    <style:style style:name="T57" style:family="text">
      <style:text-properties fo:color="#000000"/>
    </style:style>
    <style:style style:name="T58" style:family="text">
      <style:text-properties fo:color="#000000" officeooo:rsid="008c34e8" style:font-name-asian="Monospace" style:font-name-complex="Monospace"/>
    </style:style>
    <style:style style:name="T59" style:family="text">
      <style:text-properties officeooo:rsid="009023c5"/>
    </style:style>
    <style:style style:name="T60" style:family="text">
      <style:text-properties officeooo:rsid="00a16f1b"/>
    </style:style>
    <style:style style:name="T61" style:family="text">
      <style:text-properties officeooo:rsid="00a346f0"/>
    </style:style>
    <style:style style:name="T62" style:family="text">
      <style:text-properties officeooo:rsid="00a75579"/>
    </style:style>
    <style:style style:name="T63" style:family="text">
      <style:text-properties officeooo:rsid="00a7b7d7"/>
    </style:style>
    <style:style style:name="T64" style:family="text">
      <style:text-properties officeooo:rsid="00a9dccf"/>
    </style:style>
    <style:style style:name="T65" style:family="text">
      <style:text-properties officeooo:rsid="00aa9cce"/>
    </style:style>
    <style:style style:name="T66" style:family="text">
      <style:text-properties officeooo:rsid="00ab26f9"/>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52322018" text:style-name="L1">
        <text:list-item>
          <text:p text:style-name="P15"><text:span text:style-name="T38">Ich bin <text:s text:c="2"/>today </text:span>everybody, good <text:span text:style-name="T37">morning</text:span>!</text:p>
        </text:list-item>
      </text:list>
      <text:list xml:id="list405641106" text:style-name="L2">
        <text:list-item>
          <text:p text:style-name="P25">slide</text:p>
        </text:list-item>
      </text:list>
      <text:list xml:id="list262993942" text:style-name="L3">
        <text:list-item>
          <text:list>
            <text:list-item>
              <text:list>
                <text:list-item>
                  <text:p text:style-name="P16">T</text:p>
                </text:list-item>
              </text:list>
            </text:list-item>
          </text:list>
        </text:list-item>
      </text:list>
      <text:p text:style-name="P12"/>
      <text:list xml:id="list421605274" text:continue-list="list405641106" text:style-name="L2">
        <text:list-item>
          <text:p text:style-name="P33">slide</text:p>
        </text:list-item>
      </text:list>
      <text:list xml:id="list507426039" text:style-name="L4">
        <text:list-item>
          <text:list>
            <text:list-item>
              <text:list>
                <text:list-item>
                  <text:p text:style-name="P34">I've divided my presentation into <text:span text:style-name="T42">4</text:span> parts</text:p>
                </text:list-item>
                <text:list-item>
                  <text:p text:style-name="P35">secondary structure</text:p>
                </text:list-item>
                <text:list-item>
                  <text:p text:style-name="P34">introduce the concept of <text:span text:style-name="T43">abstract shapes</text:span></text:p>
                </text:list-item>
                <text:list-item>
                  <text:p text:style-name="P36">give some ideas about development of a new structure abstraction based on abstract shapes.</text:p>
                  <text:p text:style-name="P37">- point out some problem we will probably encounter</text:p>
                </text:list-item>
                <text:list-item>
                  <text:p text:style-name="P37">outlook</text:p>
                </text:list-item>
                <text:list-item>
                  <text:p text:style-name="P61">If you have <text:span text:style-name="T41">s</text:span><text:span text:style-name="T41">om</text:span><text:span text:style-name="T41">e</text:span> questions <text:span text:style-name="T41">d</text:span><text:span text:style-name="T41">u</text:span><text:span text:style-name="T41">ri</text:span><text:span text:style-name="T41">n</text:span><text:span text:style-name="T41">g </text:span><text:span text:style-name="T41">m</text:span><text:span text:style-name="T41">y </text:span><text:span text:style-name="T41">pre</text:span><text:span text:style-name="T41">se</text:span><text:span text:style-name="T41">nta</text:span><text:span text:style-name="T41">ti</text:span><text:span text:style-name="T41">o</text:span><text:span text:style-name="T41">n, </text:span><text:span text:style-name="T41">fe</text:span><text:span text:style-name="T41">el </text:span><text:span text:style-name="T41">f</text:span><text:span text:style-name="T41">r</text:span><text:span text:style-name="T41">ee </text:span><text:span text:style-name="T41">t</text:span><text:span text:style-name="T41">o </text:span><text:span text:style-name="T41">ask </text:span><text:span text:style-name="T41">m</text:span><text:span text:style-name="T41">e.</text:span> </text:p>
                </text:list-item>
              </text:list>
            </text:list-item>
          </text:list>
        </text:list-item>
      </text:list>
      <text:p text:style-name="P1"/>
      <text:list xml:id="list475592315" text:continue-list="list421605274" text:style-name="L2">
        <text:list-item>
          <text:p text:style-name="P25">Slide</text:p>
        </text:list-item>
      </text:list>
      <text:list xml:id="list416126016" text:style-name="L5">
        <text:list-item>
          <text:list>
            <text:list-item>
              <text:list>
                <text:list-item>
                  <text:p text:style-name="P44">RNA is a linear macro-molecule composed of 4 different monomers, namely A, C, G, U.</text:p>
                </text:list-item>
                <text:list-item>
                  <text:p text:style-name="P44">except for the most common base pairings :A U and GC, but G U pairs also occur frequently.</text:p>
                </text:list-item>
                <text:list-item>
                  <text:p text:style-name="P62"><text:span text:style-name="T1">Depending on the enclosing number of base pairs, RNA has different structural components, as the picture showed us, typically, secondary RNA structure contains single-stranded regions, HL, bulge loop and internal loop, multiloops, stacking regions, </text:span><text:span text:style-name="T6">dangling end.</text:span></text:p>
                </text:list-item>
                <text:list-item>
                  <text:p text:style-name="P63"><text:span text:style-name="T21">Among these RNA secondary structure elements, all double stranded regions </text:span><text:span text:style-name="T22">are also called </text:span><text:span text:style-name="T21">as helic</text:span><text:span text:style-name="T22">al regions</text:span><text:span text:style-name="T21">, for example </text:span><text:span text:style-name="T22">this part and this part. The concept is very important, because we will develop a new methods </text:span><text:span text:style-name="T23">that </text:span><text:span text:style-name="T22">based on the helices </text:span><text:span text:style-name="T23">element</text:span><text:span text:style-name="T22">. For details, I will </text:span><text:span text:style-name="T23">precisely explain it later in this presentation.</text:span><text:span text:style-name="T21"> </text:span></text:p>
                </text:list-item>
              </text:list>
            </text:list-item>
          </text:list>
        </text:list-item>
      </text:list>
      <text:p text:style-name="P9"/>
      <text:p text:style-name="P3"/>
      <text:list xml:id="list1951591799" text:continue-list="list475592315" text:style-name="L2">
        <text:list-item>
          <text:p text:style-name="P26">Slide</text:p>
        </text:list-item>
      </text:list>
      <text:list xml:id="list719511723" text:style-name="L6">
        <text:list-item>
          <text:list>
            <text:list-item>
              <text:list>
                <text:list-item>
                  <text:p text:style-name="P41"><text:span text:style-name="T49">In this slide, I will introduce </text:span><text:span text:style-name="T51">one</text:span><text:span text:style-name="T49"> </text:span><text:span text:style-name="T51">classic</text:span><text:span text:style-name="T49"> algorithms for RNA secondary structure prediction. </text:span><text:span text:style-name="T51">Namely </text:span><text:span text:style-name="T52">RNA folding by </text:span><text:span text:style-name="T51">free energy minimization</text:span></text:p>
                </text:list-item>
                <text:list-item>
                  <text:p text:style-name="P42"><text:span text:style-name="T50">The algorithm was </text:span><text:span text:style-name="T51">first described by Zuker and Stiegler in 1981.</text:span></text:p>
                </text:list-item>
                <text:list-item>
                  <text:p text:style-name="P45">In this algorithm, we have to assume several conditions, namely</text:p>
                  <text:p text:style-name="P64"><text:span text:style-name="T56">\item</text:span><text:span text:style-name="T54"> </text:span><text:span text:style-name="T58">RNA</text:span><text:span text:style-name="T54"> </text:span><text:span text:style-name="T58">folds</text:span><text:span text:style-name="T54"> </text:span><text:span text:style-name="T58">into</text:span><text:span text:style-name="T54"> </text:span><text:span text:style-name="T58">one</text:span><text:span text:style-name="T54"> </text:span><text:span text:style-name="T58">minimum</text:span><text:span text:style-name="T54"> </text:span><text:span text:style-name="T58">free-energy</text:span><text:span text:style-name="T54"> </text:span><text:span text:style-name="T58">structure.</text:span></text:p>
                </text:list-item>
              </text:list>
            </text:list-item>
          </text:list>
        </text:list-item>
      </text:list>
      <text:p text:style-name="P14"><text:span text:style-name="T53"><text:s text:c="4"/></text:span><text:span text:style-name="T55">\item</text:span><text:span text:style-name="T53"> </text:span><text:span text:style-name="T57">There</text:span><text:span text:style-name="T53"> </text:span><text:span text:style-name="T57">are</text:span><text:span text:style-name="T53"> </text:span><text:span text:style-name="T57">no</text:span><text:span text:style-name="T53"> </text:span><text:span text:style-name="T57">knots</text:span><text:span text:style-name="T53"> </text:span><text:span text:style-name="T57">(base</text:span><text:span text:style-name="T53"> </text:span><text:span text:style-name="T57">pairs</text:span><text:span text:style-name="T53"> </text:span><text:span text:style-name="T57">never</text:span><text:span text:style-name="T53"> </text:span><text:span text:style-name="T57">cross).</text:span></text:p>
      <text:p text:style-name="P14"><text:span text:style-name="T53"><text:s text:c="4"/></text:span><text:span text:style-name="T55">\item</text:span><text:span text:style-name="T53"> </text:span><text:span text:style-name="T57">The</text:span><text:span text:style-name="T53"> </text:span><text:span text:style-name="T57">energy</text:span><text:span text:style-name="T53"> </text:span><text:span text:style-name="T57">of</text:span><text:span text:style-name="T53"> </text:span><text:span text:style-name="T57">a</text:span><text:span text:style-name="T53"> </text:span><text:span text:style-name="T57">particular</text:span><text:span text:style-name="T53"> </text:span><text:span text:style-name="T57">base</text:span><text:span text:style-name="T53"> </text:span><text:span text:style-name="T57">pair</text:span><text:span text:style-name="T53"> </text:span><text:span text:style-name="T57">in</text:span><text:span text:style-name="T53"> </text:span><text:span text:style-name="T57">a</text:span><text:span text:style-name="T53"> </text:span><text:span text:style-name="T57">double</text:span><text:span text:style-name="T53"> </text:span><text:span text:style-name="T57">stranded</text:span><text:span text:style-name="T53"> </text:span><text:span text:style-name="T57">regions</text:span><text:span text:style-name="T53"> </text:span><text:span text:style-name="T57">is</text:span></text:p>
      <text:p text:style-name="P13"><text:s text:c="4"/>sequence independent, that is, Neighbors do not influence the energy.</text:p>
      <text:list xml:id="list1308575585" text:continue-numbering="true" text:style-name="L6">
        <text:list-item>
          <text:list>
            <text:list-item>
              <text:list>
                <text:list-item>
                  <text:p text:style-name="P43">Several base pairs form a helical region similar to double stranded DNA. Such stacking of base pairs has a stabilizing effect on the molecule's structure.</text:p>
                </text:list-item>
                <text:list-item>
                  <text:p text:style-name="P46">However, helix formation always leads to an otherwise free moving, unpaired loop region which destabilizes the molecules' structure</text:p>
                </text:list-item>
                <text:list-item>
                  <text:p text:style-name="P42"><text:span text:style-name="T50">The runtime of <text:s/></text:span><text:span text:style-name="T59">the </text:span><text:span text:style-name="T50">algorithms is </text:span><text:span text:style-name="T52">O(n3)</text:span></text:p>
                </text:list-item>
              </text:list>
            </text:list-item>
          </text:list>
        </text:list-item>
      </text:list>
      <text:p text:style-name="P2"/>
      <text:p text:style-name="P5"/>
      <text:list xml:id="list1171533133" text:continue-list="list1951591799" text:style-name="L2">
        <text:list-item>
          <text:p text:style-name="P28">Slide</text:p>
          <text:list>
            <text:list-item>
              <text:list>
                <text:list-item>
                  <text:p text:style-name="P19"><text:span text:style-name="T1">T</text:span><text:span text:style-name="T8">o better understand it, I prepared a small example,</text:span></text:p>
                </text:list-item>
                <text:list-item>
                  <text:p text:style-name="P19"><text:span text:style-name="T8">This is an example for calculation of an secondary structure energy, we noticed, </text:span><text:span text:style-name="T9">the hairpin energy is positive, because it destabilized the structure, in contrast, the bulge and internal loop have the minus value, because they stabilize the structure.</text:span></text:p>
                </text:list-item>
              </text:list>
            </text:list-item>
          </text:list>
        </text:list-item>
      </text:list>
      <text:p text:style-name="P29"/>
      <text:list xml:id="list2050685189" text:continue-numbering="true" text:style-name="L2">
        <text:list-item>
          <text:p text:style-name="P28"><text:soft-page-break/>Slide</text:p>
          <text:list>
            <text:list-item>
              <text:list>
                <text:list-item>
                  <text:p text:style-name="P20"><text:span text:style-name="T10">Up to now, all are perfect. </text:span><text:span text:style-name="T13">a</text:span><text:span text:style-name="T10"> problem </text:span><text:span text:style-name="T13">is</text:span><text:span text:style-name="T10"> still there, t</text:span><text:span text:style-name="T13">hat is,</text:span><text:span text:style-name="T1"> </text:span><text:span text:style-name="T2">in the minim</text:span><text:span text:style-name="T4">um</text:span><text:span text:style-name="T2"> free energy model the true structure is not always the one with the lowest predicted free energy, </text:span><text:span text:style-name="T11">the classical example is for some tRNAs the computed mfe-structure is not the expected “cloverleaf” but a single long hairpin.</text:span><text:span text:style-name="T2"> but the </text:span><text:span text:style-name="T3">energy of the native </text:span><text:span text:style-name="T3">structure should not be too far away from the predicted minimum free energy</text:span><text:span text:style-name="T2">, so if we define a range and compute all suboptimal structures within the range, it is possible to find the </text:span><text:span text:style-name="T3">native</text:span><text:span text:style-name="T2"> structure,</text:span></text:p>
                </text:list-item>
                <text:list-item>
                  <text:p text:style-name="P21"><text:span text:style-name="T10">Th</text:span><text:span text:style-name="T15">e idea</text:span><text:span text:style-name="T10"> </text:span><text:span text:style-name="T15">is</text:span><text:span text:style-name="T11"> </text:span><text:span text:style-name="T15">implemented in the tool RNAsubopt from the Vienna RNA package. It is designed to computer all </text:span><text:span text:style-name="T12">secondary structures whose free energy is close to the global minimum free energy </text:span><text:span text:style-name="T15">within a given energy range.</text:span><text:span text:style-name="T10"> </text:span><text:span text:style-name="T16">The method is guaranteed to not to miss any structure that is feasible with respect to the nearest neighbour energy model.</text:span></text:p>
                </text:list-item>
                <text:list-item>
                  <text:p text:style-name="P22"><text:span text:style-name="T17">The advantage of the app</text:span><text:span text:style-name="T19">roa</text:span><text:span text:style-name="T17">ch is that it gives access to the complete folding s</text:span><text:span text:style-name="T19">pa</text:span><text:span text:style-name="T17">ce of an RNA seq</text:span><text:span text:style-name="T19">uence</text:span><text:span text:style-name="T17">. </text:span><text:span text:style-name="T14">but</text:span><text:span text:style-name="T12"> </text:span><text:span text:style-name="T17">at the time </text:span><text:span text:style-name="T12">we</text:span><text:span text:style-name="T14">'ve got</text:span><text:span text:style-name="T12"> another problem, because </text:span><text:span text:style-name="T2">the number of suboptimal structures grows expo</text:span><text:span text:style-name="T19">n</text:span><text:span text:style-name="T2">entially with </text:span><text:span text:style-name="T19">the size of the energy range</text:span><text:span text:style-name="T2">. </text:span><text:span text:style-name="T7">It is </text:span><text:span text:style-name="T18">not easy to find</text:span><text:span text:style-name="T7"> the </text:span><text:span text:style-name="T20">native</text:span><text:span text:style-name="T7"> structure among the huge number suboptimal structure.</text:span></text:p>
                </text:list-item>
              </text:list>
            </text:list-item>
          </text:list>
        </text:list-item>
      </text:list>
      <text:p text:style-name="P7"/>
      <text:p text:style-name="P4"/>
      <text:list xml:id="list712106444" text:continue-numbering="true" text:style-name="L2">
        <text:list-item>
          <text:p text:style-name="P27">Slide</text:p>
        </text:list-item>
      </text:list>
      <text:list xml:id="list1018042981" text:style-name="L7">
        <text:list-item>
          <text:list>
            <text:list-item>
              <text:list>
                <text:list-item>
                  <text:p text:style-name="P40"><text:span text:style-name="T29">One of the solution is we can furthe</text:span><text:span text:style-name="T31">r</text:span><text:span text:style-name="T29"> </text:span><text:span text:style-name="T31">classify</text:span><text:span text:style-name="T29"> </text:span><text:span text:style-name="T36">secondary </text:span><text:span text:style-name="T29">structures within the lower energy range </text:span><text:span text:style-name="T36">with different definition. If we take only few representative for every class</text:span><text:span text:style-name="T29"> </text:span><text:span text:style-name="T36">so that we can reduce the number of similar structures and the output records will be greatly reduced. </text:span></text:p>
                </text:list-item>
                <text:list-item>
                  <text:p text:style-name="P47">The abstract shapes is one <text:span text:style-name="T47">approach</text:span> in this direction.</text:p>
                </text:list-item>
                <text:list-item>
                  <text:p text:style-name="P48"><text:span text:style-name="T60">Abstract shapes is developed by Giegerich and our Bjoern.</text:span></text:p>
                </text:list-item>
                <text:list-item>
                  <text:p text:style-name="P65"><text:span text:style-name="T2">Central to this approach is we do not care about all details of the structures </text:span><text:span text:style-name="T5">and </text:span><text:span text:style-name="T2"><text:s/>abstract from lengths of structural elements or from some elements in total, for example bulge and internal loops. </text:span></text:p>
                </text:list-item>
                <text:list-item>
                  <text:p text:style-name="P38"><text:span text:style-name="T35">T</text:span><text:span text:style-name="T35">hat me</text:span><text:span text:style-name="T35">ans</text:span><text:span text:style-name="T29">, we classify the structures according to the intuitive shape, </text:span><text:span text:style-name="T32">because the user is usually only interested in structures that show fundamental differences. Small changes, such as additional base pairs or changing bulge loops are of minor </text:span><text:span text:style-name="T32">significance. </text:span><text:span text:style-name="T29">[???], the diagram showing us how </text:span><text:span text:style-name="T30">the class in abstract shape model </text:span><text:span text:style-name="T33">in type 5</text:span><text:span text:style-name="T30"> classified. </text:span></text:p>
                </text:list-item>
                <text:list-item>
                  <text:p text:style-name="P49">Each shape class has a representative structure called shrep. It is the minimum folding energy within <text:span text:style-name="T45">the</text:span> class.</text:p>
                </text:list-item>
                <text:list-item>
                  <text:p text:style-name="P39"><text:span text:style-name="T31">With the algorithm we can find </text:span><text:span text:style-name="T34">native</text:span><text:span text:style-name="T31"> structure easily.</text:span></text:p>
                </text:list-item>
              </text:list>
            </text:list-item>
          </text:list>
        </text:list-item>
      </text:list>
      <text:p text:style-name="P6"/>
      <text:list xml:id="list2003767687" text:continue-list="list712106444" text:style-name="L2">
        <text:list-item>
          <text:p text:style-name="P30">S<text:span text:style-name="T62">lide</text:span></text:p>
          <text:list>
            <text:list-item>
              <text:list>
                <text:list-item>
                  <text:p text:style-name="P53">drawback of abstract shape <text:span text:style-name="T46">analysis is the position independence of the abstraction. </text:span></text:p>
                </text:list-item>
                <text:list-item>
                  <text:p text:style-name="P24"><text:span text:style-name="T26">What is consequence? </text:span></text:p>
                </text:list-item>
                <text:list-item>
                  <text:p text:style-name="P24"><text:span text:style-name="T26">Firstly, </text:span><text:span text:style-name="T27">the shape class holds structures which are not as similar as the abstraction suggests. </text:span><text:span text:style-name="T24">For example </text:span><text:span text:style-name="T26">as the figure showed,</text:span><text:span text:style-name="T24"> the RNA in the figure yields the same abstract shape '[]' (</text:span><text:a xlink:type="simple" xlink:href="http://www.dict.cc/englisch-deutsch/square+brackets.html"><text:span text:style-name="T61">square brackets</text:span></text:a><text:span text:style-name="T25">) but actually helix in both sequence lies in different region</text:span><text:span text:style-name="T26">s</text:span><text:span text:style-name="T25">.</text:span></text:p>
                </text:list-item>
                <text:list-item>
                  <text:p text:style-name="P24"><text:span text:style-name="T26">The second drawback, with the abstract shape, it is impossible to set up relationships between different shapes of the same RNA, because the mapping might be ambiguous. For example in the figure 4, abstract shape above is one square brackets, abstract shape below is 2 square brackets, Although </text:span><text:span text:style-name="T27">the first half part of the second abstract shape looks like the same as the first one, but we can't set up correct relations based on the information</text:span><text:span text:style-name="T25">, </text:span><text:span text:style-name="T27">because the both secondary structures composed of totally different helices.</text:span></text:p>
                </text:list-item>
                <text:list-item>
                  <text:p text:style-name="P23"><text:soft-page-break/><text:span text:style-name="T25">The </text:span><text:span text:style-name="T28">2 drawbacks make the current implementation of shape abstraction unsuitable for the analysis of folding landscapes in a detailed fashion.</text:span></text:p>
                </text:list-item>
              </text:list>
            </text:list-item>
          </text:list>
        </text:list-item>
      </text:list>
      <text:p text:style-name="P6"/>
      <text:p text:style-name="P6"/>
      <text:list xml:id="list1861404080" text:continue-numbering="true" text:style-name="L2">
        <text:list-item>
          <text:p text:style-name="P32"><text:span text:style-name="T63">Slide</text:span></text:p>
        </text:list-item>
      </text:list>
      <text:list xml:id="list1279213123" text:continue-list="list1018042981" text:style-name="L7">
        <text:list-item>
          <text:list>
            <text:list-item>
              <text:list>
                <text:list-item>
                  <text:p text:style-name="P54"><text:span text:style-name="T63">For the reason we will develop a new structure abstraction that includes the information of positions of helices. </text:span><text:span text:style-name="T64">To develop it, 2 things have to been considered, </text:span></text:p>
                </text:list-item>
                <text:list-item>
                  <text:p text:style-name="P55"><text:span text:style-name="T64">the first is which element we should record for the representation,</text:span></text:p>
                </text:list-item>
                <text:list-item>
                  <text:p text:style-name="P55"><text:span text:style-name="T64">the second point is which position we should record for the algorithm.</text:span></text:p>
                </text:list-item>
                <text:list-item>
                  <text:p text:style-name="P56"><text:span text:style-name="T64">For the first point, we have candidate helic</text:span><text:span text:style-name="T65">al region of hairpin loop</text:span><text:span text:style-name="T64">, </text:span><text:span text:style-name="T65">or helical region of bulge or internal loops and the helical region of multiloop.</text:span></text:p>
                </text:list-item>
                <text:list-item>
                  <text:p text:style-name="P56"><text:span text:style-name="T65">As the abstract shape, we can </text:span><text:span text:style-name="T66">define different abstract</text:span></text:p>
                </text:list-item>
                <text:list-item>
                  <text:p text:style-name="P57">the figure 3 shows us an example, in the example, </text:p>
                </text:list-item>
                <text:list-item>
                  <text:p text:style-name="P57"/>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724301402" text:continue-numbering="true" text:style-name="L7">
        <text:list-item>
          <text:list>
            <text:list-item>
              <text:list>
                <text:list-item>
                  <text:p text:style-name="P50">The problem can be solved by</text:p>
                  <text:p text:style-name="P50">- filtering the output to reduce the number of similar structures</text:p>
                  <text:p text:style-name="P51">- directly reducing the number of solutions with some restriction (for example, <text:soft-page-break/>hairpin has at least 4 bases)</text:p>
                  <text:p text:style-name="P58">- however, such step might occur the danger of missing the native structure</text:p>
                </text:list-item>
              </text:list>
            </text:list-item>
          </text:list>
        </text:list-item>
      </text:list>
      <text:p text:style-name="P10"/>
      <text:p text:style-name="P10"/>
      <text:p text:style-name="P10"/>
      <text:list xml:id="list1972805006" text:continue-numbering="true" text:style-name="L7">
        <text:list-item>
          <text:list>
            <text:list-item>
              <text:list>
                <text:list-item>
                  <text:p text:style-name="P59">An abstract shape represents a class of similar structures sharing a common pattern of helix nesting and adjacency.</text:p>
                </text:list-item>
                <text:list-item>
                  <text:p text:style-name="P60"><text:span text:style-name="T48">// </text:span><text:span text:style-name="T45">when we feel that two structures are similar, they should either have the same </text:span><text:span text:style-name="T45">shape.</text:span></text:p>
                </text:list-item>
                <text:list-item>
                  <text:p text:style-name="P60"><text:span text:style-name="T45"><text:s/>and it only retains haipins and multiloops. But abstracts from stack lengths, bulges, internal loops and single-stranded regions.</text:span><text:span text:style-name="T44"> </text:span></text:p>
                </text:list-item>
              </text:list>
            </text:list-item>
          </text:list>
        </text:list-item>
      </text:list>
      <text:p text:style-name="P11"/>
      <text:p text:style-name="P11"/>
      <text:p text:style-name="P11"/>
      <text:list xml:id="list1327782378" text:continue-numbering="true" text:style-name="L7">
        <text:list-item>
          <text:list>
            <text:list-item>
              <text:list>
                <text:list-item>
                  <text:p text:style-name="P17">Today I will talk about my <text:span text:style-name="T40">P</text:span><text:span text:style-name="T39">h</text:span><text:span text:style-name="T40">D</text:span><text:span text:style-name="T39"> thesis</text:span>. </text:p>
                </text:list-item>
                <text:list-item>
                  <text:p text:style-name="P18">The topic of my <text:span text:style-name="T40">P</text:span><text:span text:style-name="T39">h</text:span><text:span text:style-name="T40">D</text:span> <text:span text:style-name="T39">thesis </text:span>is …</text:p>
                </text:list-item>
              </text:list>
            </text:list-item>
          </text:list>
        </text:list-item>
      </text:list>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189512068" text:continue-numbering="true" text:style-name="L7">
        <text:list-item>
          <text:list>
            <text:list-item>
              <text:list>
                <text:list-item>
                  <text:p text:style-name="P52">// but it is still in the exponential area, because the number of shapes grows exponential [diagram]</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1" style:font-size-asian="14pt" style:font-weight-asian="bold" style:font-name-complex="DejaVu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黮lung" style:display-name="Objekt ohne F黮lung" style:family="paragraph" style:parent-style-name="Standard"/>
    <style:style style:name="Text" style:family="paragraph" style:parent-style-name="Caption" style:class="extra"/>
    <style:style style:name="Textk鰎per" style:family="paragraph" style:parent-style-name="Standard"/>
    <style:style style:name="Textk鰎per_20_Blocksatz" style:display-name="Textk鰎per Blocksatz" style:family="paragraph" style:parent-style-name="Standard">
      <style:paragraph-properties fo:text-align="start" style:justify-single-word="false"/>
    </style:style>
    <style:style style:name="Textk鰎per_20_Einzug" style:display-name="Textk鰎per Einzu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style>
    <style:style style:name="躡erschrift" style:family="paragraph" style:parent-style-name="Standard">
      <style:paragraph-properties fo:margin-top="0.1654in" fo:margin-bottom="0.0827in"/>
    </style:style>
    <style:style style:name="躡erschrift1" style:family="paragraph" style:parent-style-name="Standard">
      <style:paragraph-properties fo:margin-top="0.1654in" fo:margin-bottom="0.0827in"/>
    </style:style>
    <style:style style:name="躡erschrift2" style:family="paragraph" style:parent-style-name="Standard">
      <style:paragraph-properties fo:margin-top="0.1654in" fo:margin-bottom="0.0827in"/>
    </style:style>
    <style:style style:name="Ma遧inie" style:family="paragraph" style:parent-style-name="Standard"/>
    <style:style style:name="zbh1_7e_LT_7e_Gliederung_20_1" style:display-name="zbh1~LT~Gliederung 1" style:family="paragraph">
      <style:paragraph-properties fo:margin-top="0in" fo:margin-bottom="0.1965in"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Gliederung_20_2" style:display-name="zbh1~LT~Gliederung 2" style:family="paragraph" style:parent-style-name="zbh1_7e_LT_7e_Gliederung_20_1">
      <style:paragraph-properties fo:margin-top="0in" fo:margin-bottom="0.1575in"/>
      <style:text-properties fo:font-size="28pt" style:font-size-asian="28pt" style:font-size-complex="28pt"/>
    </style:style>
    <style:style style:name="zbh1_7e_LT_7e_Gliederung_20_3" style:display-name="zbh1~LT~Gliederung 3" style:family="paragraph" style:parent-style-name="zbh1_7e_LT_7e_Gliederung_20_2">
      <style:paragraph-properties fo:margin-top="0in" fo:margin-bottom="0.1181in"/>
      <style:text-properties fo:font-size="24pt" style:font-size-asian="24pt" style:font-size-complex="24pt"/>
    </style:style>
    <style:style style:name="zbh1_7e_LT_7e_Gliederung_20_4" style:display-name="zbh1~LT~Gliederung 4" style:family="paragraph" style:parent-style-name="zbh1_7e_LT_7e_Gliederung_20_3">
      <style:paragraph-properties fo:margin-top="0in" fo:margin-bottom="0.0783in"/>
      <style:text-properties fo:font-size="20pt" style:font-size-asian="20pt" style:font-size-complex="20pt"/>
    </style:style>
    <style:style style:name="zbh1_7e_LT_7e_Gliederung_20_5" style:display-name="zbh1~LT~Gliederung 5" style:family="paragraph" style:parent-style-name="zbh1_7e_LT_7e_Gliederung_20_4">
      <style:paragraph-properties fo:margin-top="0in" fo:margin-bottom="0.0398in"/>
    </style:style>
    <style:style style:name="zbh1_7e_LT_7e_Gliederung_20_6" style:display-name="zbh1~LT~Gliederung 6" style:family="paragraph" style:parent-style-name="zbh1_7e_LT_7e_Gliederung_20_5"/>
    <style:style style:name="zbh1_7e_LT_7e_Gliederung_20_7" style:display-name="zbh1~LT~Gliederung 7" style:family="paragraph" style:parent-style-name="zbh1_7e_LT_7e_Gliederung_20_6"/>
    <style:style style:name="zbh1_7e_LT_7e_Gliederung_20_8" style:display-name="zbh1~LT~Gliederung 8" style:family="paragraph" style:parent-style-name="zbh1_7e_LT_7e_Gliederung_20_7"/>
    <style:style style:name="zbh1_7e_LT_7e_Gliederung_20_9" style:display-name="zbh1~LT~Gliederung 9" style:family="paragraph" style:parent-style-name="zbh1_7e_LT_7e_Gliederung_20_8"/>
    <style:style style:name="zbh1_7e_LT_7e_Titel" style:display-name="zbh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zbh1_7e_LT_7e_Untertitel" style:display-name="zbh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Notizen" style:display-name="zbh1~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zbh1_7e_LT_7e_Hintergrundobjekte" style:display-name="zbh1~LT~Hintergrundobjekte" style:family="paragraph">
      <style:paragraph-properties style:text-autospace="none"/>
      <style:text-properties style:letter-kerning="true"/>
    </style:style>
    <style:style style:name="zbh1_7e_LT_7e_Hintergrund" style:display-name="zbh1~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Gliederung_20_1" style:display-name="Gliederung 1" style:family="paragraph">
      <style:paragraph-properties fo:margin-top="0in" fo:margin-bottom="0.1965in"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Gliederung_20_2" style:display-name="Gliederung 2" style:family="paragraph" style:parent-style-name="Gliederung_20_1">
      <style:paragraph-properties fo:margin-top="0in" fo:margin-bottom="0.1575in"/>
      <style:text-properties fo:font-size="28pt" style:font-size-asian="28pt" style:font-size-complex="28pt"/>
    </style:style>
    <style:style style:name="Gliederung_20_3" style:display-name="Gliederung 3" style:family="paragraph" style:parent-style-name="Gliederung_20_2">
      <style:paragraph-properties fo:margin-top="0in" fo:margin-bottom="0.1181in"/>
      <style:text-properties fo:font-size="24pt" style:font-size-asian="24pt" style:font-size-complex="24pt"/>
    </style:style>
    <style:style style:name="Gliederung_20_4" style:display-name="Gliederung 4" style:family="paragraph" style:parent-style-name="Gliederung_20_3">
      <style:paragraph-properties fo:margin-top="0in" fo:margin-bottom="0.0783in"/>
      <style:text-properties fo:font-size="20pt" style:font-size-asian="20pt" style:font-size-complex="20pt"/>
    </style:style>
    <style:style style:name="Gliederung_20_5" style:display-name="Gliederung 5" style:family="paragraph" style:parent-style-name="Gliederung_20_4">
      <style:paragraph-properties fo:margin-top="0in" fo:margin-bottom="0.0398in"/>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Titel3_7e_LT_7e_Gliederung_20_1" style:display-name="Titel3~LT~Gliederung 1" style:family="paragraph">
      <style:paragraph-properties fo:margin-left="0in" fo:margin-right="0in" fo:margin-top="0.0693in" fo:margin-bottom="0in" style:line-height-at-least="0.139in" fo:text-align="start" style:justify-single-word="false" fo:text-indent="0in" style:auto-text-indent="false" style:text-autospace="non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Gliederung_20_2" style:display-name="Titel3~LT~Gliederung 2" style:family="paragraph" style:parent-style-name="Titel3_7e_LT_7e_Gliederung_20_1">
      <style:paragraph-properties>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style>
    <style:style style:name="Titel3_7e_LT_7e_Gliederung_20_3" style:display-name="Titel3~LT~Gliederung 3" style:family="paragraph" style:parent-style-name="Titel3_7e_LT_7e_Gliederung_20_2">
      <style:paragraph-properties fo:margin-top="0.0626in" fo:margin-bottom="0in">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18pt" style:font-size-asian="18pt" style:font-size-complex="18pt"/>
    </style:style>
    <style:style style:name="Titel3_7e_LT_7e_Gliederung_20_4" style:display-name="Titel3~LT~Gliederung 4" style:family="paragraph" style:parent-style-name="Titel3_7e_LT_7e_Gliederung_20_3"/>
    <style:style style:name="Titel3_7e_LT_7e_Gliederung_20_5" style:display-name="Titel3~LT~Gliederung 5" style:family="paragraph" style:parent-style-name="Titel3_7e_LT_7e_Gliederung_20_4">
      <style:paragraph-properties>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style>
    <style:style style:name="Titel3_7e_LT_7e_Gliederung_20_6" style:display-name="Titel3~LT~Gliederung 6" style:family="paragraph" style:parent-style-name="Titel3_7e_LT_7e_Gliederung_20_5"/>
    <style:style style:name="Titel3_7e_LT_7e_Gliederung_20_7" style:display-name="Titel3~LT~Gliederung 7" style:family="paragraph" style:parent-style-name="Titel3_7e_LT_7e_Gliederung_20_6"/>
    <style:style style:name="Titel3_7e_LT_7e_Gliederung_20_8" style:display-name="Titel3~LT~Gliederung 8" style:family="paragraph" style:parent-style-name="Titel3_7e_LT_7e_Gliederung_20_7"/>
    <style:style style:name="Titel3_7e_LT_7e_Gliederung_20_9" style:display-name="Titel3~LT~Gliederung 9" style:family="paragraph" style:parent-style-name="Titel3_7e_LT_7e_Gliederung_20_8"/>
    <style:style style:name="Titel3_7e_LT_7e_Titel" style:display-name="Titel3~LT~Titel"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Geneva" fo:font-size="24pt" fo:font-style="normal" fo:text-shadow="none" style:text-underline-style="none" fo:font-weight="normal" style:letter-kerning="true" style:font-name-asian="Geneva" style:font-size-asian="24pt" style:font-style-asian="normal" style:font-weight-asian="normal" style:font-name-complex="Geneva" style:font-size-complex="24pt" style:font-style-complex="normal" style:font-weight-complex="normal" style:text-emphasize="none" style:text-overline-style="none" style:text-overline-color="font-color"/>
    </style:style>
    <style:style style:name="Titel3_7e_LT_7e_Untertitel" style:display-name="Titel3~LT~Untertitel" style:family="paragraph">
      <style:paragraph-properties fo:margin-left="0in" fo:margin-right="0in" fo:margin-top="0.0693in" fo:margin-bottom="0in" style:line-height-at-least="0.139in"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Notizen" style:display-name="Titel3~LT~Notizen"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Geneva" fo:font-size="12pt" fo:font-style="normal" fo:text-shadow="none" style:text-underline-style="none" fo:font-weight="normal" style:letter-kerning="true" style:font-name-asian="Geneva" style:font-size-asian="12pt" style:font-style-asian="normal" style:font-weight-asian="normal" style:font-name-complex="Geneva" style:font-size-complex="12pt" style:font-style-complex="normal" style:font-weight-complex="normal" style:text-emphasize="none" style:text-overline-style="none" style:text-overline-color="font-color"/>
    </style:style>
    <style:style style:name="Titel3_7e_LT_7e_Hintergrundobjekte" style:display-name="Titel3~LT~Hintergrundobjekte" style:family="paragraph">
      <style:paragraph-properties style:text-autospace="none"/>
      <style:text-properties style:letter-kerning="true"/>
    </style:style>
    <style:style style:name="Titel3_7e_LT_7e_Hintergrund" style:display-name="Titel3~LT~Hintergrund" style:family="paragraph">
      <style:paragraph-properties fo:text-align="center" style:justify-single-word="false" style:text-autospace="none"/>
    </style:style>
    <style:style style:name="WW-Titel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Default_7e_LT_7e_Gliederung_20_3" style:display-name="Default~LT~Gliederung 3" style:family="paragraph" style:parent-style-name="Default_7e_LT_7e_Gliederung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Outline_20_3" style:display-name="Outline 3" style:family="paragraph" style:parent-style-name="Outline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Title1_7e_LT_7e_Gliederung_20_3" style:display-name="Title1~LT~Gliederung 3" style:family="paragraph" style:parent-style-name="Title1_7e_LT_7e_Gliederung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Title1_7e_LT_7e_Gliederung_20_4" style:display-name="Title1~LT~Gliederung 4" style:family="paragraph" style:parent-style-name="Title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letter-kerning="true"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letter-kerning="true"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44pt" fo:font-style="normal" fo:text-shadow="none" style:text-underline-style="none" fo:font-weight="normal" style:font-name-asian="Times New Roman" style:font-size-asian="44pt" style:font-style-asian="normal" style:font-weight-asian="normal" style:font-name-complex="Times New Roman"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ndale Mono" style:font-name-asian="Arial1" style:font-name-complex="Andale Mono"/>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2:02:04</meta:creation-date>
    <meta:editing-duration>PT05H41M06S</meta:editing-duration>
    <meta:editing-cycles>31</meta:editing-cycles>
    <meta:generator>OpenOffice.org/3.2$Unix OpenOffice.org_project/320m19$Build-9505</meta:generator>
    <dc:date>2011-03-07T21:08:00</dc:date>
    <meta:document-statistic meta:table-count="0" meta:image-count="0" meta:object-count="0" meta:page-count="4" meta:paragraph-count="65" meta:word-count="1216" meta:character-count="7086"/>
    <meta:user-defined meta:name="Info 1"/>
    <meta:user-defined meta:name="Info 2"/>
    <meta:user-defined meta:name="Info 3"/>
    <meta:user-defined meta:name="Info 4"/>
  </office:meta>
</office:document-meta>
</file>